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2000000820E7EC7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1" svg:font-family="'Times New Roman'"/>
    <style:font-face style:name="Tahoma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officeooo:paragraph-rsid="000a31b1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0pt" officeooo:paragraph-rsid="000a31b1" style:font-size-asian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officeooo:paragraph-rsid="000a31b1" style:font-size-asian="10pt"/>
    </style:style>
    <style:style style:name="P7" style:family="paragraph" style:parent-style-name="Standard">
      <style:text-properties officeooo:paragraph-rsid="000a31b1"/>
    </style:style>
    <style:style style:name="P8" style:family="paragraph" style:parent-style-name="Standard">
      <style:paragraph-properties fo:text-align="end" style:justify-single-word="false" style:snap-to-layout-grid="false"/>
    </style:style>
    <style:style style:name="P9" style:family="paragraph" style:parent-style-name="Standard">
      <style:paragraph-properties fo:text-align="end" style:justify-single-word="false" style:snap-to-layout-grid="false"/>
      <style:text-properties officeooo:paragraph-rsid="000a31b1"/>
    </style:style>
    <style:style style:name="P10" style:family="paragraph" style:parent-style-name="Standard">
      <style:text-properties style:font-name="Times New Roman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3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officeooo:paragraph-rsid="000a31b1" style:font-size-asian="10pt"/>
    </style:style>
    <style:style style:name="P1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paragraph-rsid="000a31b1" style:font-size-asian="10pt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Text_20_body">
      <style:paragraph-properties fo:text-align="center" style:justify-single-word="false"/>
      <style:text-properties style:font-name="Times New Roman"/>
    </style:style>
    <style:style style:name="P18" style:family="paragraph" style:parent-style-name="Text_20_body">
      <style:text-properties style:font-name="Times New Roman" officeooo:paragraph-rsid="00088cae"/>
    </style:style>
    <style:style style:name="P19" style:family="paragraph" style:parent-style-name="Standard">
      <style:paragraph-properties fo:margin-left="1.27cm" fo:margin-right="0cm" fo:margin-top="0cm" fo:margin-bottom="0.212cm" loext:contextual-spacing="false" fo:line-height="100%" fo:text-align="start" style:justify-single-word="false" fo:text-indent="0cm" style:auto-text-indent="false"/>
      <style:text-properties fo:color="#000000" style:font-name="Times New Roman1" fo:font-size="10pt" fo:font-weight="normal" officeooo:paragraph-rsid="00088cae" fo:background-color="transparent" style:font-name-asian="Times New Roman1" style:font-name-complex="Times New Roman1"/>
    </style:style>
    <style:style style:name="P20" style:family="paragraph" style:parent-style-name="Standard">
      <style:text-properties style:font-name="Times New Roman" fo:font-size="10pt" style:font-size-asian="10pt" style:font-size-complex="10pt"/>
    </style:style>
    <style:style style:name="P21" style:family="paragraph" style:parent-style-name="Standard" style:list-style-name="L2"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officeooo:paragraph-rsid="000d8904"/>
    </style:style>
    <style:style style:name="P24" style:family="paragraph" style:parent-style-name="Standard" style:list-style-name="WW8Num7">
      <style:paragraph-properties fo:margin-top="0cm" fo:margin-bottom="0.212cm" loext:contextual-spacing="false" fo:line-height="100%" fo:text-align="start" style:justify-single-word="false"/>
      <style:text-properties fo:color="#000000" style:font-name="Times New Roman1" fo:font-size="10pt" fo:font-weight="normal" officeooo:paragraph-rsid="00088cae" fo:background-color="transparent" style:font-name-asian="Times New Roman1" style:font-name-complex="Times New Roman1"/>
    </style:style>
    <style:style style:name="P25" style:family="paragraph" style:parent-style-name="Standard" style:list-style-name="WW8Num7">
      <style:paragraph-properties fo:margin-top="0cm" fo:margin-bottom="0.212cm" loext:contextual-spacing="false" fo:line-height="100%" fo:text-align="start" style:justify-single-word="false"/>
      <style:text-properties fo:color="#000000" style:font-name="Times New Roman1" fo:font-size="10pt" fo:font-weight="normal" officeooo:paragraph-rsid="000c49d4" fo:background-color="transparent" style:font-name-asian="Times New Roman1" style:font-name-complex="Times New Roman1"/>
    </style:style>
    <style:style style:name="P26" style:family="paragraph" style:parent-style-name="Standard" style:list-style-name="WW8Num7">
      <style:paragraph-properties fo:margin-top="0cm" fo:margin-bottom="0.212cm" loext:contextual-spacing="false" fo:line-height="100%" fo:text-align="justify" style:justify-single-word="false"/>
      <style:text-properties fo:color="#000000" style:font-name="Times New Roman1" fo:font-size="10pt" fo:font-weight="normal" officeooo:paragraph-rsid="00088cae" fo:background-color="transparent" style:font-name-asian="Times New Roman1" style:font-name-complex="Times New Roman1"/>
    </style:style>
    <style:style style:name="P27" style:family="paragraph" style:parent-style-name="Heading_20_2">
      <style:text-properties officeooo:paragraph-rsid="00088cae"/>
    </style:style>
    <style:style style:name="P28" style:family="paragraph" style:parent-style-name="Text_20_body" style:list-style-name="WW8Num7">
      <style:text-properties style:font-name="Times New Roman" officeooo:paragraph-rsid="00088cae"/>
    </style:style>
    <style:style style:name="P29" style:family="paragraph" style:parent-style-name="Text_20_body">
      <style:text-properties officeooo:paragraph-rsid="00088cae"/>
    </style:style>
    <style:style style:name="P30" style:family="paragraph" style:parent-style-name="Text_20_body">
      <style:text-properties officeooo:paragraph-rsid="000c49d4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pt" style:country-asian="BR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0a31b1"/>
    </style:style>
    <style:style style:name="T5" style:family="text">
      <style:text-properties officeooo:rsid="00099c6a"/>
    </style:style>
    <style:style style:name="T6" style:family="text">
      <style:text-properties style:font-name="Times New Roman"/>
    </style:style>
    <style:style style:name="T7" style:family="text">
      <style:text-properties style:font-name="Times New Roman" style:font-name-asian="Verdana" style:font-name-complex="Verdana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10pt" officeooo:rsid="000c49d4" style:font-size-asian="10pt" style:font-size-complex="10pt"/>
    </style:style>
    <style:style style:name="T1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Times New Roman" fo:font-size="10pt" style:font-name-asian="Tahoma1" style:font-size-asian="10pt" style:font-name-complex="Tahoma1" style:font-size-complex="10pt"/>
    </style:style>
    <style:style style:name="T12" style:family="text">
      <style:text-properties style:font-name="Times New Roman" fo:font-size="10pt" officeooo:rsid="000d8904" style:font-name-asian="Tahoma1" style:font-size-asian="10pt" style:font-name-complex="Tahoma1" style:font-size-complex="10pt"/>
    </style:style>
    <style:style style:name="T13" style:family="text">
      <style:text-properties style:use-window-font-color="true" style:font-name="Times New Roman" fo:font-size="10pt" style:font-name-asian="Tahoma1" style:font-size-asian="10pt" style:font-name-complex="Tahoma1" style:font-size-complex="10pt"/>
    </style:style>
    <style:style style:name="T14" style:family="text">
      <style:text-properties fo:color="#000000" style:font-name="Times New Roman1" fo:font-size="10pt" fo:font-weight="normal" fo:background-color="transparent" loext:char-shading-value="0" style:font-name-asian="Times New Roman1" style:font-name-complex="Times New Roman1"/>
    </style:style>
    <style:style style:name="T15" style:family="text">
      <style:text-properties fo:color="#000000" style:font-name="Times New Roman1" fo:font-size="10pt" fo:font-weight="normal" officeooo:rsid="000c49d4" fo:background-color="transparent" loext:char-shading-value="0" style:font-name-asian="Times New Roman1" style:font-name-complex="Times New Roman1"/>
    </style:style>
    <style:style style:name="T16" style:family="text">
      <style:text-properties fo:color="#000000" style:font-name="Times New Roman1" fo:font-size="14pt" fo:font-weight="normal" fo:background-color="transparent" loext:char-shading-value="0" style:font-name-asian="Times New Roman1" style:font-name-complex="Times New Roman1"/>
    </style:style>
    <style:style style:name="T17" style:family="text">
      <style:text-properties fo:color="#000000" style:font-name="Times New Roman1" fo:font-size="14pt" fo:font-weight="normal" officeooo:rsid="000b8f81" fo:background-color="transparent" loext:char-shading-value="0" style:font-name-asian="Times New Roman1" style:font-name-complex="Times New Roman1"/>
    </style:style>
    <style:style style:name="T18" style:family="text">
      <style:text-properties fo:color="#000000" style:font-name="Times New Roman" fo:font-size="10pt" fo:font-weight="normal" fo:background-color="transparent" loext:char-shading-value="0" style:font-name-asian="Verdana" style:font-name-complex="Verdana"/>
    </style:style>
    <style:style style:name="T19" style:family="text">
      <style:text-properties officeooo:rsid="00088cae"/>
    </style:style>
    <style:style style:name="T20" style:family="text">
      <style:text-properties officeooo:rsid="000c49d4"/>
    </style:style>
    <style:style style:name="T21" style:family="text">
      <style:text-properties officeooo:rsid="000d890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13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mória Virtual<text:line-break/>Caso de Uso: <text:span text:style-name="T16">Listar </text:span><text:span text:style-name="T17">Alterações</text:span><text:span text:style-name="T16"> d</text:span><text:span text:style-name="T17">o</text:span><text:span text:style-name="T16"> Be</text:span><text:span text:style-name="T17">m </text:span><text:span text:style-name="T16">Patrimoni</text:span><text:span text:style-name="T17">al</text:span></text:p>
      <text:p text:style-name="P17"/>
      <text:h text:style-name="Heading_20_1" text:outline-level="1">Breve Descrição</text:h>
      <text:p text:style-name="P19">Este caso de uso permite a listagem de informações sobre os versionamentos de um bem patrimonial no sistema. Essas informações são associadas aos usuários que fizeram a modificação. </text:p>
      <text:h text:style-name="Heading_20_1" text:outline-level="1">Breve Descrição dos Atores</text:h>
      <text:h text:style-name="P27" text:outline-level="2">Catalogador – <text:span text:style-name="T19">Visualiza todas as alterações realizadas de seus bens patrimoniais</text:span></text:h>
      <text:h text:style-name="Heading_20_1" text:outline-level="1">Pré-condições</text:h>
      <text:p text:style-name="P16">O usuário estar logado no sistema <text:span text:style-name="T20">e com um Bem Patrimonial selecionado para edição.</text:span></text:p>
      <text:h text:style-name="Heading_20_1" text:outline-level="1">Fluxo Básico de eventos</text:h>
      <text:list xml:id="list1750161794841249432" text:style-name="WW8Num7">
        <text:list-item text:start-value="1">
          <text:p text:style-name="P24"><text:span text:style-name="Fonte_20_parág._20_padrão"><text:span text:style-name="T14">O caso de uso começa quando o catalogador </text:span></text:span><text:span text:style-name="Fonte_20_parág._20_padrão"><text:span text:style-name="T20">está n</text:span></text:span><text:span text:style-name="Fonte_20_parág._20_padrão"><text:span text:style-name="T14">a opção “Editar Bem Patrimonial” e o sistema exibe </text:span></text:span><text:span text:style-name="Fonte_20_parág._20_padrão"><text:span text:style-name="T20">um link, para aquele Bem Patrimonial, que abre uma janela expandida com mais detalhes sobre seus valores anteriores, em que consta uma tabela com os seguintes campos</text:span></text:span><text:span text:style-name="Fonte_20_parág._20_padrão"><text:span text:style-name="T14">: </text:span></text:span></text:p>
        </text:list-item>
      </text:list>
      <text:p text:style-name="P18">- <text:span text:style-name="T19">c</text:span><text:span text:style-name="T14">ampo para </text:span><text:span text:style-name="T15">seleção, em que consta o ID da alteração, a data de alteração, o autor e o comentário(com um resumo de quais foram os campos modificados naquela versão)</text:span><text:span text:style-name="T14">; </text:span></text:p>
      <text:p text:style-name="P29"><text:span text:style-name="T7">- </text:span><text:span text:style-name="T14">opção “</text:span><text:span text:style-name="T15">Ver Diferenças</text:span><text:span text:style-name="T14">” para </text:span><text:span text:style-name="T15">exibir as diferenças entre as opções selecionadas</text:span><text:span text:style-name="T14">;</text:span></text:p>
      <text:p text:style-name="P30"><text:span text:style-name="T18">- </text:span><text:span text:style-name="T14">opção “</text:span><text:span text:style-name="T15">Cancelar</text:span><text:span text:style-name="T14">” para </text:span><text:span text:style-name="T15">fechar a janela expandida</text:span><text:span text:style-name="T14">;</text:span></text:p>
      <text:p text:style-name="P10"/>
      <text:list xml:id="list153642093110443" text:continue-numbering="true" text:style-name="WW8Num7">
        <text:list-item>
          <text:p text:style-name="P25"><text:span text:style-name="Fonte_20_parág._20_padrão"><text:span text:style-name="T14">O Catalogador </text:span></text:span><text:span text:style-name="Fonte_20_parág._20_padrão"><text:span text:style-name="T20">seleciona as versões que deseja analisar e clica em “Ver Diferenças”</text:span></text:span><text:span text:style-name="Fonte_20_parág._20_padrão"><text:span text:style-name="T14">;</text:span></text:span></text:p>
        </text:list-item>
        <text:list-item>
          <text:p text:style-name="P26"><text:span text:style-name="Fonte_20_parág._20_padrão"><text:span text:style-name="T14">O sistema </text:span></text:span><text:span text:style-name="Fonte_20_parág._20_padrão"><text:span text:style-name="T20">exibe na mesma janela expandida, uma relação com os campos modificados entre as duas versões selecionadas com seus respectivos valores e um botão “Voltar”;</text:span></text:span></text:p>
        </text:list-item>
        <text:list-item>
          <text:p text:style-name="P28">O<text:span text:style-name="T14"> usuário </text:span><text:span text:style-name="T15">não tem nenhuma opção de alteração, apenas de voltar e analisar outra versão</text:span><text:span text:style-name="T14">.</text:span></text:p>
        </text:list-item>
        <text:list-item>
          <text:p text:style-name="P24">O caso de uso termina.</text:p>
        </text:list-item>
      </text:list>
      <text:h text:style-name="Heading_20_1" text:outline-level="1">Fluxos Alternativos</text:h>
      <text:h text:style-name="Heading_20_2" text:outline-level="2" text:is-list-header="true"/>
      <text:p text:style-name="Standard"/>
      <text:h text:style-name="Heading_20_2" text:outline-level="2">Fluxo Alternativo 1</text:h>
      <text:p text:style-name="Standard"><text:span text:style-name="Fonte_20_parág._20_padrão"><text:span text:style-name="T6"><text:tab/></text:span></text:span><text:span text:style-name="Fonte_20_parág._20_padrão"><text:span text:style-name="T8">Se no </text:span></text:span><text:span text:style-name="Fonte_20_parág._20_padrão"><text:span text:style-name="T10">Fluxo Básico</text:span></text:span><text:span text:style-name="Fonte_20_parág._20_padrão"><text:span text:style-name="T8"> a qualquer momento o usuário selecionar a opção “Cancelar”</text:span></text:span></text:p>
      <text:p text:style-name="Standard"><text:span text:style-name="Fonte_20_parág._20_padrão"><text:span text:style-name="T8">O sistema retorna à página </text:span></text:span><text:span text:style-name="Fonte_20_parág._20_padrão"><text:span text:style-name="T9">de edição do Bem Patrimonial</text:span></text:span><text:span text:style-name="Fonte_20_parág._20_padrão"><text:span text:style-name="T8"> e o caso de uso termina.</text:span></text:span></text:p>
      <text:p text:style-name="P20"/>
      <text:h text:style-name="Heading_20_1" text:outline-level="1">Pós-condições</text:h>
      <text:list xml:id="list5204477894036520997" text:style-name="L2">
        <text:list-item>
          <text:list>
            <text:list-item>
              <text:p text:style-name="P21">Fluxo Básico: <text:span text:style-name="T19">É exibida informações sobre o versionamento do bem patrimonial selecionado</text:span>.</text:p>
            </text:list-item>
            <text:list-item>
              <text:p text:style-name="P21">Fluxo Alternativo 1: Não há mudanças no banco de dados do sistema.</text:p>
              <text:p text:style-name="P21"/>
              <text:p text:style-name="P21"/>
            </text:list-item>
          </text:list>
        </text:list-item>
      </text:list>
      <text:h text:style-name="Heading_20_1" text:outline-level="1"><text:soft-page-break/>Seção I</text:h>
      <text:p text:style-name="P22"><text:span text:style-name="Fonte_20_parág._20_padrão"><text:span text:style-name="T13">Esta seção contém atributos componentes do Padrão de Descrição da Informação </text:span></text:span><text:span text:style-name="Fonte_20_parág._20_padrão"><text:span text:style-name="T11">referente à estrutura da base de dados do Sistema Memória Virtual.</text:span></text:span></text:p>
      <text:p text:style-name="P22"/>
      <text:p text:style-name="P23"><text:span text:style-name="Fonte_20_parág._20_padrão"><text:span text:style-name="T12">ID da Versão (Primary Key)</text:span></text:span></text:p>
      <text:p text:style-name="P23"><text:span text:style-name="Fonte_20_parág._20_padrão"><text:span text:style-name="T12">ID do Bem Patrimonial</text:span></text:span></text:p>
      <text:p text:style-name="P23"><text:span text:style-name="Fonte_20_parág._20_padrão"><text:span text:style-name="T12">Data de Alteração</text:span></text:span></text:p>
      <text:p text:style-name="P23"><text:span text:style-name="Fonte_20_parág._20_padrão"><text:span text:style-name="T12">Autor</text:span></text:span></text:p>
      <text:p text:style-name="P23"><text:span text:style-name="Fonte_20_parág._20_padrão"><text:span text:style-name="T12">Campos Modificados (Somente o nome dos campos que sofreram alteração, separados por “;”)</text:span></text:span></text:p>
      <text:p text:style-name="P23"><text:span text:style-name="Fonte_20_parág._20_padrão"><text:span text:style-name="T12">Valores Modificados (Somente os valores novos dos campos que sofreram alteração, separados por “;”)</text:span></text:span></text:p>
      <text:p text:style-name="P23"><text:span text:style-name="Fonte_20_parág._20_padrão"><text:span text:style-name="T12">Valores Anteriores (Somente os valores anteriores dos campos que sofreram alteração, separados por “;”)</text:span></text:span></text:p>
      <text:p text:style-name="P23"><text:span text:style-name="Fonte_20_parág._20_padrão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1" svg:font-family="'Times New Roman'"/>
    <style:font-face style:name="Tahoma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Tahoma" fo:font-family="Tahoma, Tahoma" style:font-family-generic="swiss" style:font-name-asian="Tahoma" style:font-family-asian="Tahoma, Tahoma" style:font-family-generic-asian="swiss" style:font-name-complex="Tahoma" style:font-family-complex="Tahoma, Tahoma" style:font-family-generic-complex="swiss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style:line-height-at-least="0.423cm" fo:hyphenation-ladder-count="no-limit" fo:keep-with-next="always"/>
      <style:text-properties style:font-name="Arial" fo:font-family="Arial" style:font-family-generic="swiss" style:font-pitch="variable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loext:contextual-spacing="false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loext:contextual-spacing="false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1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1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1" style:font-family-complex="Tahoma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3LVL1" style:display-name="WW_CharLFO13LVL1" style:family="text">
      <style:text-properties fo:font-size="10pt" style:font-size-asian="10pt" style:font-size-complex="10pt"/>
    </style:style>
    <style:style style:name="WW_5f_CharLFO14LVL1" style:display-name="WW_CharLFO14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2" style:display-name="WW_CharLFO14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3" style:display-name="WW_CharLFO14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4" style:display-name="WW_CharLFO14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5" style:display-name="WW_CharLFO14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6" style:display-name="WW_CharLFO14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7" style:display-name="WW_CharLFO14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8" style:display-name="WW_CharLFO14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9" style:display-name="WW_CharLFO14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5LVL1" style:display-name="WW_CharLFO15LVL1" style:family="text">
      <style:text-properties fo:font-size="10pt" style:font-size-asian="10pt" style:font-size-complex="10pt"/>
    </style:style>
    <style:style style:name="WW_5f_CharLFO16LVL1" style:display-name="WW_CharLFO16LVL1" style:family="text">
      <style:text-properties fo:font-size="10pt" style:font-size-asian="10pt" style:font-size-complex="10pt"/>
    </style:style>
    <style:style style:name="WW_5f_CharLFO16LVL2" style:display-name="WW_CharLFO16LVL2" style:family="text">
      <style:text-properties fo:font-size="10pt" style:font-size-asian="10pt" style:font-size-complex="10pt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4" style:family="table">
      <style:table-properties style:width="15.452cm" fo:margin-left="-0.203cm" table:align="left"/>
    </style:style>
    <style:style style:name="Tabela4.A" style:family="table-column">
      <style:table-column-properties style:column-width="1.852cm"/>
    </style:style>
    <style:style style:name="Tabela4.B" style:family="table-column">
      <style:table-column-properties style:column-width="10.566cm"/>
    </style:style>
    <style:style style:name="Tabela4.C" style:family="table-column">
      <style:table-column-properties style:column-width="3.034cm"/>
    </style:style>
    <style:style style:name="Tabela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431cm" fo:margin-left="-0.191cm" table:align="left"/>
    </style:style>
    <style:style style:name="Tabela3.A" style:family="table-column">
      <style:table-column-properties style:column-width="5.577cm"/>
    </style:style>
    <style:style style:name="Tabela3.C" style:family="table-column">
      <style:table-column-properties style:column-width="4.276cm"/>
    </style:style>
    <style:style style:name="Tabela3.1" style:family="table-row">
      <style:table-row-properties style:min-row-height="0.609cm" style:use-optimal-row-height="false"/>
    </style:style>
    <style:style style:name="Tabela3.A1" style:family="table-cell">
      <style:table-cell-properties fo:padding-left="0.191cm" fo:padding-right="0.191cm" fo:padding-top="0cm" fo:padding-bottom="0cm" fo:border="none" style:writing-mode="lr-tb"/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officeooo:paragraph-rsid="000a31b1"/>
    </style:style>
    <style:style style:name="MP2" style:family="paragraph" style:parent-style-name="Standard">
      <style:paragraph-properties style:snap-to-layout-grid="false"/>
      <style:text-properties fo:font-size="10pt" officeooo:paragraph-rsid="000a31b1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officeooo:paragraph-rsid="000a31b1" style:font-size-asian="10pt"/>
    </style:style>
    <style:style style:name="MP4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officeooo:paragraph-rsid="000a31b1" style:font-size-asian="10pt"/>
    </style:style>
    <style:style style:name="MP5" style:family="paragraph" style:parent-style-name="Standard">
      <style:text-properties officeooo:paragraph-rsid="000a31b1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paragraph-rsid="000a31b1" style:font-size-asian="10pt"/>
    </style:style>
    <style:style style:name="MP7" style:family="paragraph" style:parent-style-name="Standard">
      <style:paragraph-properties fo:text-align="end" style:justify-single-word="false" style:snap-to-layout-grid="false"/>
      <style:text-properties officeooo:paragraph-rsid="000a31b1"/>
    </style:style>
    <style:style style:name="MP8" style:family="paragraph" style:parent-style-name="Standard">
      <style:paragraph-properties style:snap-to-layout-grid="false"/>
    </style:style>
    <style:style style:name="MP9" style:family="paragraph" style:parent-style-name="Standard">
      <style:paragraph-properties style:snap-to-layout-grid="false"/>
      <style:text-properties fo:font-size="10pt" style:font-size-asian="10pt"/>
    </style:style>
    <style:style style:name="MP10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11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1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13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 style:language-asian="pt" style:country-asian="BR" style:language-complex="ar" style:country-complex="SA"/>
    </style:style>
    <style:style style:name="MT2" style:family="text">
      <style:text-properties officeooo:rsid="000d8904"/>
    </style:style>
    <style:style style:name="MT3" style:family="text">
      <style:text-properties officeooo:rsid="000a31b1"/>
    </style:style>
    <style:style style:name="MT4" style:family="text">
      <style:text-properties fo:font-size="10pt" style:font-size-asian="10pt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officeooo:rsid="00099c6a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table:number-rows-spanned="2" office:value-type="string">
              <text:p text:style-name="MP1"><text:span text:style-name="Fonte_20_parág._20_padrão"><text:span text:style-name="MT1"><draw:frame draw:style-name="Mfr1" draw:name="Imagem1" text:anchor-type="as-char" svg:y="0cm" svg:width="1.512cm" style:rel-width="scale" svg:height="1.266cm" style:rel-height="scale" draw:z-index="1"><draw:image xlink:href="Pictures/1000020100000082000000820E7EC72C.png" xlink:type="simple" xlink:show="embed" xlink:actuate="onLoad"/></draw:frame></text:span></text:span></text:p>
              <text:p text:style-name="MP2"/>
            </table:table-cell>
            <table:table-cell table:style-name="Tabela4.A1" table:number-rows-spanned="2" office:value-type="string">
              <text:p text:style-name="MP3"/>
              <text:p text:style-name="MP3">Documento de Especificação de Casos de Uso – CDU 10</text:p>
            </table:table-cell>
            <table:table-cell table:style-name="Tabela4.C1" office:value-type="string">
              <text:p text:style-name="MP4">Versão do documento: 1.0</text:p>
            </table:table-cell>
          </table:table-row>
          <table:table-row>
            <table:covered-table-cell/>
            <table:covered-table-cell/>
            <table:table-cell table:style-name="Tabela4.C1" office:value-type="string">
              <text:p text:style-name="MP2"><text:s text:c="2"/>Data: <text:s/>&lt;<text:span text:style-name="MT2">13</text:span>/0<text:span text:style-name="MT2">8</text:span>/201<text:span text:style-name="MT3">4</text:span>&gt;</text:p>
            </table:table-cell>
          </table:table-row>
        </table:table>
        <text:p text:style-name="MP5"/>
      </style:header>
      <style:footer>
        <table:table table:name="Tabela3" table:style-name="Tabela3">
          <table:table-column table:style-name="Tabela3.A" table:number-columns-repeated="2"/>
          <table:table-column table:style-name="Tabela3.C"/>
          <table:table-row table:style-name="Tabela3.1">
            <table:table-cell table:style-name="Tabela3.A1" office:value-type="string">
              <text:p text:style-name="MP6">Confidencial</text:p>
            </table:table-cell>
            <table:table-cell table:style-name="Tabela3.A1" office:value-type="string">
              <text:p text:style-name="MP3">ICMC – USP, 201<text:span text:style-name="MT3">4</text:span></text:p>
            </table:table-cell>
            <table:table-cell table:style-name="Tabela3.A1" office:value-type="string">
              <text:p text:style-name="MP7"><text:span text:style-name="Fonte_20_parág._20_padrão"><text:span text:style-name="MT4">Página </text:span></text:span><text:span text:style-name="Page_20_Number"><text:span text:style-name="MT4"><text:page-number text:select-page="current">2</text:page-number></text:span></text:span><text:span text:style-name="Page_20_Number"><text:span text:style-name="MT4"> de </text:span>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MP5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8"><text:span text:style-name="Fonte_20_parág._20_padrão"><text:span text:style-name="MT1"/></text:span></text:p>
              <text:p text:style-name="MP9"/>
            </table:table-cell>
            <table:table-cell table:style-name="Tabela1.A1" table:number-rows-spanned="2" office:value-type="string">
              <text:p text:style-name="MP10"/>
              <text:p text:style-name="MP10">Documento de Especificação de Casos de Uso – CDU <text:span text:style-name="MT6">XX</text:span></text:p>
            </table:table-cell>
            <table:table-cell table:style-name="Tabela1.C1" office:value-type="string">
              <text:p text:style-name="MP11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9"><text:s text:c="2"/>Data: <text:s/>&lt;<text:span text:style-name="MT6">08</text:span>/0<text:span text:style-name="MT6">6</text:span>/201<text:span text:style-name="MT6">4</text:span>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12">Confidencial</text:p>
            </table:table-cell>
            <table:table-cell table:style-name="Tabela2.A1" office:value-type="string">
              <text:p text:style-name="MP10">ICMC – USP, 2012</text:p>
            </table:table-cell>
            <table:table-cell table:style-name="Tabela2.A1" office:value-type="string">
              <text:p text:style-name="MP13"><text:span text:style-name="Fonte_20_parág._20_padrão"><text:span text:style-name="MT4">Página </text:span></text:span><text:span text:style-name="Page_20_Number"><text:span text:style-name="MT4"><text:page-number text:select-page="current">0</text:page-number></text:span></text:span><text:span text:style-name="Page_20_Number"><text:span text:style-name="MT4"> de </text:span>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Linux_X86_64 LibreOffice_project/430m0$Build-4</meta:generator>
    <dc:title>&lt;use-case name&gt;</dc:title>
    <dc:subject>&lt;project&gt;</dc:subject>
    <meta:initial-creator>Mariana Casuscelli Groppa</meta:initial-creator>
    <meta:creation-date>2010-06-10T16:16:00Z</meta:creation-date>
    <dc:date>2014-08-17T15:36:40.945333235</dc:date>
    <meta:editing-cycles>7</meta:editing-cycles>
    <meta:editing-duration>PT9H13M57S</meta:editing-duration>
    <meta:document-statistic meta:table-count="4" meta:image-count="1" meta:object-count="0" meta:page-count="2" meta:paragraph-count="47" meta:word-count="428" meta:character-count="2581" meta:non-whitespace-character-count="2200"/>
    <meta:template xlink:type="simple" xlink:actuate="onRequest" xlink:title="" xlink:href="../cadastrar_bem_patrimonial.odt/Normal"/>
  </office:meta>
</office:document-meta>
</file>